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750x500</text:p>
          </table:table-cell>
          <table:table-cell office:value-type="string" calcext:value-type="string">
            <text:p>Parallel Time</text:p>
          </table:table-cell>
          <table:table-cell office:value-type="string" calcext:value-type="string">
            <text:p>Max Worker</text:p>
          </table:table-cell>
          <table:table-cell office:value-type="string" calcext:value-type="string">
            <text:p>Min Worker</text:p>
          </table:table-cell>
          <table:table-cell office:value-type="string" calcext:value-type="string">
            <text:p>OverH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9.31" calcext:value-type="float">
            <text:p>459,31</text:p>
          </table:table-cell>
          <table:table-cell table:number-columns-repeated="2" office:value-type="float" office:value="403.571" calcext:value-type="float">
            <text:p>403,571</text:p>
          </table:table-cell>
          <table:table-cell office:value-type="float" office:value="55.739" calcext:value-type="float">
            <text:p>55,7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7.88125" calcext:value-type="float">
            <text:p>267,88125</text:p>
          </table:table-cell>
          <table:table-cell office:value-type="float" office:value="204.264" calcext:value-type="float">
            <text:p>204,264</text:p>
          </table:table-cell>
          <table:table-cell office:value-type="float" office:value="202.733" calcext:value-type="float">
            <text:p>202,733</text:p>
          </table:table-cell>
          <table:table-cell office:value-type="float" office:value="63.61725" calcext:value-type="float">
            <text:p>63,617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.88975" calcext:value-type="float">
            <text:p>160,88975</text:p>
          </table:table-cell>
          <table:table-cell office:value-type="float" office:value="103.2285" calcext:value-type="float">
            <text:p>103,2285</text:p>
          </table:table-cell>
          <table:table-cell office:value-type="float" office:value="101.124" calcext:value-type="float">
            <text:p>101,124</text:p>
          </table:table-cell>
          <table:table-cell office:value-type="float" office:value="57.66125" calcext:value-type="float">
            <text:p>57,661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4.587" calcext:value-type="float">
            <text:p>114,587</text:p>
          </table:table-cell>
          <table:table-cell office:value-type="float" office:value="54.788" calcext:value-type="float">
            <text:p>54,788</text:p>
          </table:table-cell>
          <table:table-cell office:value-type="float" office:value="50.19" calcext:value-type="float">
            <text:p>50,19</text:p>
          </table:table-cell>
          <table:table-cell office:value-type="float" office:value="59.799" calcext:value-type="float">
            <text:p>59,7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297" calcext:value-type="float">
            <text:p>94,297</text:p>
          </table:table-cell>
          <table:table-cell office:value-type="float" office:value="32.36275" calcext:value-type="float">
            <text:p>32,36275</text:p>
          </table:table-cell>
          <table:table-cell office:value-type="float" office:value="23.95775" calcext:value-type="float">
            <text:p>23,95775</text:p>
          </table:table-cell>
          <table:table-cell office:value-type="float" office:value="61.93425" calcext:value-type="float">
            <text:p>61,934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.05325" calcext:value-type="float">
            <text:p>95,05325</text:p>
          </table:table-cell>
          <table:table-cell office:value-type="float" office:value="31.6795" calcext:value-type="float">
            <text:p>31,6795</text:p>
          </table:table-cell>
          <table:table-cell office:value-type="float" office:value="10.14" calcext:value-type="float">
            <text:p>10,14</text:p>
          </table:table-cell>
          <table:table-cell office:value-type="float" office:value="63.37375" calcext:value-type="float">
            <text:p>63,373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7.80075" calcext:value-type="float">
            <text:p>117,80075</text:p>
          </table:table-cell>
          <table:table-cell office:value-type="float" office:value="40.3445" calcext:value-type="float">
            <text:p>40,3445</text:p>
          </table:table-cell>
          <table:table-cell office:value-type="float" office:value="0.411" calcext:value-type="float">
            <text:p>0,411</text:p>
          </table:table-cell>
          <table:table-cell office:value-type="float" office:value="77.45625" calcext:value-type="float">
            <text:p>77,456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9.54975" calcext:value-type="float">
            <text:p>169,54975</text:p>
          </table:table-cell>
          <table:table-cell office:value-type="float" office:value="38.85425" calcext:value-type="float">
            <text:p>38,85425</text:p>
          </table:table-cell>
          <table:table-cell office:value-type="float" office:value="0.36725" calcext:value-type="float">
            <text:p>0,36725</text:p>
          </table:table-cell>
          <table:table-cell office:value-type="float" office:value="130.6955" calcext:value-type="float">
            <text:p>130,6955</text:p>
          </table:table-cell>
        </table:table-row>
        <table:table-row table:style-name="ro1">
          <table:table-cell office:value-type="string" calcext:value-type="string">
            <text:p>1086x724</text:p>
          </table:table-cell>
          <table:table-cell office:value-type="string" calcext:value-type="string">
            <text:p>Parallel Time</text:p>
          </table:table-cell>
          <table:table-cell office:value-type="string" calcext:value-type="string">
            <text:p>Max Worker</text:p>
          </table:table-cell>
          <table:table-cell office:value-type="string" calcext:value-type="string">
            <text:p>Min Worker</text:p>
          </table:table-cell>
          <table:table-cell office:value-type="string" calcext:value-type="string">
            <text:p>OverH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5.015" calcext:value-type="float">
            <text:p>925,015</text:p>
          </table:table-cell>
          <table:table-cell table:number-columns-repeated="2" office:value-type="float" office:value="831.175" calcext:value-type="float">
            <text:p>831,175</text:p>
          </table:table-cell>
          <table:table-cell office:value-type="float" office:value="93.84" calcext:value-type="float">
            <text:p>93,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6.958" calcext:value-type="float">
            <text:p>526,958</text:p>
          </table:table-cell>
          <table:table-cell office:value-type="float" office:value="420.31175" calcext:value-type="float">
            <text:p>420,31175</text:p>
          </table:table-cell>
          <table:table-cell office:value-type="float" office:value="416.828" calcext:value-type="float">
            <text:p>416,828</text:p>
          </table:table-cell>
          <table:table-cell office:value-type="float" office:value="106.64625" calcext:value-type="float">
            <text:p>106,64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7.5465" calcext:value-type="float">
            <text:p>357,5465</text:p>
          </table:table-cell>
          <table:table-cell office:value-type="float" office:value="224.23175" calcext:value-type="float">
            <text:p>224,23175</text:p>
          </table:table-cell>
          <table:table-cell office:value-type="float" office:value="220.0085" calcext:value-type="float">
            <text:p>220,0085</text:p>
          </table:table-cell>
          <table:table-cell office:value-type="float" office:value="133.31475" calcext:value-type="float">
            <text:p>133,314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9.3965" calcext:value-type="float">
            <text:p>249,3965</text:p>
          </table:table-cell>
          <table:table-cell office:value-type="float" office:value="109.49125" calcext:value-type="float">
            <text:p>109,49125</text:p>
          </table:table-cell>
          <table:table-cell office:value-type="float" office:value="101.96775" calcext:value-type="float">
            <text:p>101,96775</text:p>
          </table:table-cell>
          <table:table-cell office:value-type="float" office:value="139.90525" calcext:value-type="float">
            <text:p>139,905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3.8085" calcext:value-type="float">
            <text:p>203,8085</text:p>
          </table:table-cell>
          <table:table-cell office:value-type="float" office:value="66.07725" calcext:value-type="float">
            <text:p>66,07725</text:p>
          </table:table-cell>
          <table:table-cell office:value-type="float" office:value="51.47925" calcext:value-type="float">
            <text:p>51,47925</text:p>
          </table:table-cell>
          <table:table-cell office:value-type="float" office:value="137.73125" calcext:value-type="float">
            <text:p>137,731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9.63875" calcext:value-type="float">
            <text:p>169,63875</text:p>
          </table:table-cell>
          <table:table-cell office:value-type="float" office:value="48.7185" calcext:value-type="float">
            <text:p>48,7185</text:p>
          </table:table-cell>
          <table:table-cell office:value-type="float" office:value="23.48375" calcext:value-type="float">
            <text:p>23,48375</text:p>
          </table:table-cell>
          <table:table-cell office:value-type="float" office:value="120.92025" calcext:value-type="float">
            <text:p>120,920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5.6575" calcext:value-type="float">
            <text:p>175,6575</text:p>
          </table:table-cell>
          <table:table-cell office:value-type="float" office:value="65.47125" calcext:value-type="float">
            <text:p>65,47125</text:p>
          </table:table-cell>
          <table:table-cell office:value-type="float" office:value="8.30625" calcext:value-type="float">
            <text:p>8,30625</text:p>
          </table:table-cell>
          <table:table-cell office:value-type="float" office:value="110.18625" calcext:value-type="float">
            <text:p>110,186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73.89925" calcext:value-type="float">
            <text:p>273,89925</text:p>
          </table:table-cell>
          <table:table-cell office:value-type="float" office:value="71.46025" calcext:value-type="float">
            <text:p>71,46025</text:p>
          </table:table-cell>
          <table:table-cell office:value-type="float" office:value="0.16275" calcext:value-type="float">
            <text:p>0,16275</text:p>
          </table:table-cell>
          <table:table-cell office:value-type="float" office:value="202.439" calcext:value-type="float">
            <text:p>202,439</text:p>
          </table:table-cell>
        </table:table-row>
        <table:table-row table:style-name="ro1">
          <table:table-cell office:value-type="string" calcext:value-type="string">
            <text:p>4000x3000</text:p>
          </table:table-cell>
          <table:table-cell office:value-type="string" calcext:value-type="string">
            <text:p>Parallel Time</text:p>
          </table:table-cell>
          <table:table-cell office:value-type="string" calcext:value-type="string">
            <text:p>Max Worker</text:p>
          </table:table-cell>
          <table:table-cell office:value-type="string" calcext:value-type="string">
            <text:p>Min Worker</text:p>
          </table:table-cell>
          <table:table-cell office:value-type="string" calcext:value-type="string">
            <text:p>OverH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81.09" calcext:value-type="float">
            <text:p>11981,09</text:p>
          </table:table-cell>
          <table:table-cell table:number-columns-repeated="2" office:value-type="float" office:value="11802.731" calcext:value-type="float">
            <text:p>11802,731</text:p>
          </table:table-cell>
          <table:table-cell office:value-type="float" office:value="178.359" calcext:value-type="float">
            <text:p>178,3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95.12275" calcext:value-type="float">
            <text:p>6295,12275</text:p>
          </table:table-cell>
          <table:table-cell office:value-type="float" office:value="6104.9685" calcext:value-type="float">
            <text:p>6104,9685</text:p>
          </table:table-cell>
          <table:table-cell office:value-type="float" office:value="6056.369" calcext:value-type="float">
            <text:p>6056,369</text:p>
          </table:table-cell>
          <table:table-cell office:value-type="float" office:value="190.15425" calcext:value-type="float">
            <text:p>190,154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69.76775" calcext:value-type="float">
            <text:p>3269,76775</text:p>
          </table:table-cell>
          <table:table-cell office:value-type="float" office:value="3071.57725" calcext:value-type="float">
            <text:p>3071,57725</text:p>
          </table:table-cell>
          <table:table-cell office:value-type="float" office:value="3014.4535" calcext:value-type="float">
            <text:p>3014,4535</text:p>
          </table:table-cell>
          <table:table-cell office:value-type="float" office:value="198.1905" calcext:value-type="float">
            <text:p>198,19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54.442" calcext:value-type="float">
            <text:p>1754,442</text:p>
          </table:table-cell>
          <table:table-cell office:value-type="float" office:value="1554.32425" calcext:value-type="float">
            <text:p>1554,32425</text:p>
          </table:table-cell>
          <table:table-cell office:value-type="float" office:value="1496.409" calcext:value-type="float">
            <text:p>1496,409</text:p>
          </table:table-cell>
          <table:table-cell office:value-type="float" office:value="200.11775" calcext:value-type="float">
            <text:p>200,117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1.9495" calcext:value-type="float">
            <text:p>1001,9495</text:p>
          </table:table-cell>
          <table:table-cell office:value-type="float" office:value="802.94975" calcext:value-type="float">
            <text:p>802,94975</text:p>
          </table:table-cell>
          <table:table-cell office:value-type="float" office:value="732.33175" calcext:value-type="float">
            <text:p>732,33175</text:p>
          </table:table-cell>
          <table:table-cell office:value-type="float" office:value="198.99975" calcext:value-type="float">
            <text:p>198,999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7.98" calcext:value-type="float">
            <text:p>637,98</text:p>
          </table:table-cell>
          <table:table-cell office:value-type="float" office:value="438.68775" calcext:value-type="float">
            <text:p>438,68775</text:p>
          </table:table-cell>
          <table:table-cell office:value-type="float" office:value="368.596" calcext:value-type="float">
            <text:p>368,596</text:p>
          </table:table-cell>
          <table:table-cell office:value-type="float" office:value="199.29225" calcext:value-type="float">
            <text:p>199,292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9.8705" calcext:value-type="float">
            <text:p>469,8705</text:p>
          </table:table-cell>
          <table:table-cell office:value-type="float" office:value="266.974" calcext:value-type="float">
            <text:p>266,974</text:p>
          </table:table-cell>
          <table:table-cell office:value-type="float" office:value="187.20925" calcext:value-type="float">
            <text:p>187,20925</text:p>
          </table:table-cell>
          <table:table-cell office:value-type="float" office:value="202.8965" calcext:value-type="float">
            <text:p>202,89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11.45025" calcext:value-type="float">
            <text:p>511,45025</text:p>
          </table:table-cell>
          <table:table-cell office:value-type="float" office:value="294.91" calcext:value-type="float">
            <text:p>294,91</text:p>
          </table:table-cell>
          <table:table-cell office:value-type="float" office:value="97.8795" calcext:value-type="float">
            <text:p>97,8795</text:p>
          </table:table-cell>
          <table:table-cell office:value-type="float" office:value="216.54025" calcext:value-type="float">
            <text:p>216,54025</text:p>
          </table:table-cell>
        </table:table-row>
        <table:table-row table:style-name="ro1">
          <table:table-cell office:value-type="string" calcext:value-type="string">
            <text:p>7744x5184</text:p>
          </table:table-cell>
          <table:table-cell office:value-type="string" calcext:value-type="string">
            <text:p>Parallel Time</text:p>
          </table:table-cell>
          <table:table-cell office:value-type="string" calcext:value-type="string">
            <text:p>Max Worker</text:p>
          </table:table-cell>
          <table:table-cell office:value-type="string" calcext:value-type="string">
            <text:p>Min Worker</text:p>
          </table:table-cell>
          <table:table-cell office:value-type="string" calcext:value-type="string">
            <text:p>OverH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932.577" calcext:value-type="float">
            <text:p>38932,577</text:p>
          </table:table-cell>
          <table:table-cell table:number-columns-repeated="2" office:value-type="float" office:value="38578.349" calcext:value-type="float">
            <text:p>38578,349</text:p>
          </table:table-cell>
          <table:table-cell office:value-type="float" office:value="354.228" calcext:value-type="float">
            <text:p>354,2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75.399" calcext:value-type="float">
            <text:p>20475,399</text:p>
          </table:table-cell>
          <table:table-cell office:value-type="float" office:value="20124.0945" calcext:value-type="float">
            <text:p>20124,0945</text:p>
          </table:table-cell>
          <table:table-cell office:value-type="float" office:value="19969.131" calcext:value-type="float">
            <text:p>19969,131</text:p>
          </table:table-cell>
          <table:table-cell office:value-type="float" office:value="351.3045" calcext:value-type="float">
            <text:p>351,30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50.83575" calcext:value-type="float">
            <text:p>10450,83575</text:p>
          </table:table-cell>
          <table:table-cell office:value-type="float" office:value="10103.04025" calcext:value-type="float">
            <text:p>10103,04025</text:p>
          </table:table-cell>
          <table:table-cell office:value-type="float" office:value="9913.78425" calcext:value-type="float">
            <text:p>9913,78425</text:p>
          </table:table-cell>
          <table:table-cell office:value-type="float" office:value="347.7955" calcext:value-type="float">
            <text:p>347,79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28.9225" calcext:value-type="float">
            <text:p>5528,9225</text:p>
          </table:table-cell>
          <table:table-cell office:value-type="float" office:value="5180.2795" calcext:value-type="float">
            <text:p>5180,2795</text:p>
          </table:table-cell>
          <table:table-cell office:value-type="float" office:value="4989.8225" calcext:value-type="float">
            <text:p>4989,8225</text:p>
          </table:table-cell>
          <table:table-cell office:value-type="float" office:value="348.643" calcext:value-type="float">
            <text:p>348,6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88.98975" calcext:value-type="float">
            <text:p>2988,98975</text:p>
          </table:table-cell>
          <table:table-cell office:value-type="float" office:value="2632.51225" calcext:value-type="float">
            <text:p>2632,51225</text:p>
          </table:table-cell>
          <table:table-cell office:value-type="float" office:value="2432.56" calcext:value-type="float">
            <text:p>2432,56</text:p>
          </table:table-cell>
          <table:table-cell office:value-type="float" office:value="356.4775" calcext:value-type="float">
            <text:p>356,47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66.70075" calcext:value-type="float">
            <text:p>1866,70075</text:p>
          </table:table-cell>
          <table:table-cell office:value-type="float" office:value="1500.45375" calcext:value-type="float">
            <text:p>1500,45375</text:p>
          </table:table-cell>
          <table:table-cell office:value-type="float" office:value="1223.1875" calcext:value-type="float">
            <text:p>1223,1875</text:p>
          </table:table-cell>
          <table:table-cell office:value-type="float" office:value="366.247" calcext:value-type="float">
            <text:p>366,2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80.981" calcext:value-type="float">
            <text:p>1180,981</text:p>
          </table:table-cell>
          <table:table-cell office:value-type="float" office:value="841.63425" calcext:value-type="float">
            <text:p>841,63425</text:p>
          </table:table-cell>
          <table:table-cell office:value-type="float" office:value="615.852" calcext:value-type="float">
            <text:p>615,852</text:p>
          </table:table-cell>
          <table:table-cell office:value-type="float" office:value="339.34675" calcext:value-type="float">
            <text:p>339,346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17.1855" calcext:value-type="float">
            <text:p>1017,1855</text:p>
          </table:table-cell>
          <table:table-cell office:value-type="float" office:value="662.20675" calcext:value-type="float">
            <text:p>662,20675</text:p>
          </table:table-cell>
          <table:table-cell office:value-type="float" office:value="335.76675" calcext:value-type="float">
            <text:p>335,76675</text:p>
          </table:table-cell>
          <table:table-cell office:value-type="float" office:value="354.97875" calcext:value-type="float">
            <text:p>354,97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/00/0000</text:date>, <text:time style:data-style-name="N2" text:time-value="00:47:24.69080368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6:58:28.706035586</meta:creation-date>
    <dc:date>2018-07-17T01:20:19.783205128</dc:date>
    <meta:editing-duration>PT50M39S</meta:editing-duration>
    <meta:editing-cycles>4</meta:editing-cycles>
    <meta:generator>LibreOffice/5.4.6.2$Linux_X86_64 LibreOffice_project/40m0$Build-2</meta:generator>
    <meta:document-statistic meta:table-count="1" meta:cell-count="180" meta:object-count="0"/>
  </office:meta>
</office:document-meta>
</file>